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4D30000007DFC7006A8D169C8E7.png" manifest:media-type="image/png"/>
  <manifest:file-entry manifest:full-path="Pictures/100002010000039000000180C7B4822A057D455E.png" manifest:media-type="image/png"/>
  <manifest:file-entry manifest:full-path="Pictures/10000201000002460000014DC47B36F20BDD2464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swald" svg:font-family="Oswal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6cm" fo:margin-left="0.014cm" table:align="left" fo:background-color="transparent">
        <style:background-image/>
      </style:table-properties>
    </style:style>
    <style:style style:name="Table2.A" style:family="table-column">
      <style:table-column-properties style:column-width="8.012cm"/>
    </style:style>
    <style:style style:name="Table2.B" style:family="table-column">
      <style:table-column-properties style:column-width="2.277cm"/>
    </style:style>
    <style:style style:name="Table2.C" style:family="table-column">
      <style:table-column-properties style:column-width="2.602cm"/>
    </style:style>
    <style:style style:name="Table2.D" style:family="table-column">
      <style:table-column-properties style:column-width="2.293cm"/>
    </style:style>
    <style:style style:name="Table2.E" style:family="table-column">
      <style:table-column-properties style:column-width="3.822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#27af4a" fo:padding="0.3cm" fo:border="none">
        <style:background-image/>
      </style:table-cell-properties>
    </style:style>
    <style:style style:name="Table2.B1" style:family="table-cell">
      <style:table-cell-properties style:vertical-align="middle" fo:background-color="#8dc24e" fo:padding="0.3cm" fo:border="none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3" style:family="table-row">
      <style:table-row-properties style:min-row-height="0.476cm" fo:background-color="transparent">
        <style:background-image/>
      </style:table-row-properties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2.B3" style:family="table-cell">
      <style:table-cell-properties fo:background-color="transparent" fo:padding="0cm" fo:border="none">
        <style:background-image/>
      </style:table-cell-properties>
    </style:style>
    <style:style style:name="Table2.C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D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4" style:family="table-row">
      <style:table-row-properties style:min-row-height="1.499cm"/>
    </style:style>
    <style:style style:name="Table2.A4" style:family="table-cell">
      <style:table-cell-properties fo:background-color="#f2f2f3" fo:padding="0.3cm" fo:border="none">
        <style:background-image/>
      </style:table-cell-properties>
    </style:style>
    <style:style style:name="Table2.B4" style:family="table-cell">
      <style:table-cell-properties style:vertical-align="middle" fo:padding="0.3cm" fo:border="none"/>
    </style:style>
    <style:style style:name="Table2.C4" style:family="table-cell">
      <style:table-cell-properties style:vertical-align="middle" fo:padding="0.3cm" fo:border="none"/>
    </style:style>
    <style:style style:name="Table2.D4" style:family="table-cell">
      <style:table-cell-properties style:vertical-align="middle" fo:padding="0.3cm" fo:border="none"/>
    </style:style>
    <style:style style:name="Table2.E4" style:family="table-cell">
      <style:table-cell-properties style:vertical-align="middle" fo:padding="0.3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7" style:family="table-row">
      <style:table-row-properties style:min-row-height="1.499cm"/>
    </style:style>
    <style:style style:name="Table2.A7" style:family="table-cell">
      <style:table-cell-properties fo:background-color="#d1d3d5" fo:padding="0.3cm" fo:border="none">
        <style:background-image/>
      </style:table-cell-properties>
    </style:style>
    <style:style style:name="Table2.B7" style:family="table-cell">
      <style:table-cell-properties style:vertical-align="middle" fo:background-color="#f2f2f3" fo:padding="0.3cm" fo:border="none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82cm"/>
    </style:style>
    <style:style style:name="Table2.A10" style:family="table-cell">
      <style:table-cell-properties style:vertical-align="" fo:background-color="#ffffff" fo:padding-left="0.3cm" fo:padding-right="0.101cm" fo:padding-top="0.101cm" fo:padding-bottom="0.101cm" fo:border="none">
        <style:background-image/>
      </style:table-cell-properties>
    </style:style>
    <style:style style:name="Table2.B10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0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1" style:family="table-row">
      <style:table-row-properties style:min-row-height="0.82cm"/>
    </style:style>
    <style:style style:name="Table2.A11" style:family="table-cell">
      <style:table-cell-properties style:vertical-align="middle" fo:background-color="#ffffff" fo:padding-left="0.3cm" fo:padding-right="0.101cm" fo:padding-top="0.101cm" fo:padding-bottom="0.101cm" fo:border="none">
        <style:background-image/>
      </style:table-cell-properties>
    </style:style>
    <style:style style:name="Table2.B11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1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2" style:family="table-row">
      <style:table-row-properties style:min-row-height="0.82cm"/>
    </style:style>
    <style:style style:name="Table2.B12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2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3" style:family="table-row">
      <style:table-row-properties style:min-row-height="0.82cm"/>
    </style:style>
    <style:style style:name="Table2.B13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3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4" style:family="table-row">
      <style:table-row-properties style:min-row-height="0.82cm"/>
    </style:style>
    <style:style style:name="Table2.B14" style:family="table-cell">
      <style:table-cell-properties fo:background-color="#77c144" fo:padding-left="0.4cm" fo:padding-right="0.4cm" fo:padding-top="0.101cm" fo:padding-bottom="0.101cm" fo:border="none">
        <style:background-image/>
      </style:table-cell-properties>
    </style:style>
    <style:style style:name="Table2.E14" style:family="table-cell">
      <style:table-cell-properties fo:background-color="#77c144" fo:padding-left="0.4cm" fo:padding-right="0.3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77787b" style:font-name="Oswald" fo:font-size="8pt" officeooo:rsid="0041d08e" officeooo:paragraph-rsid="005c88e2" style:font-size-asian="8pt" style:font-size-complex="8pt"/>
    </style:style>
    <style:style style:name="P2" style:family="paragraph" style:parent-style-name="Standard">
      <style:text-properties officeooo:paragraph-rsid="0037e910"/>
    </style:style>
    <style:style style:name="P3" style:family="paragraph" style:parent-style-name="Standard">
      <style:text-properties officeooo:paragraph-rsid="0041d08e"/>
    </style:style>
    <style:style style:name="P4" style:family="paragraph" style:parent-style-name="Table_20_Contents">
      <style:paragraph-properties fo:text-align="justify" style:justify-single-word="false"/>
      <style:text-properties fo:color="#ffffff" style:font-name="Oswald" fo:font-size="8pt" officeooo:rsid="005e2eab" officeooo:paragraph-rsid="005e2eab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6" style:family="paragraph" style:parent-style-name="No_20_Spacing">
      <style:text-properties fo:color="#faa21b" style:font-name="Oswald" fo:font-size="8pt" officeooo:paragraph-rsid="0063feff" style:font-size-asian="7pt" style:font-name-complex="Open Sans" style:font-size-complex="8pt"/>
    </style:style>
    <style:style style:name="P7" style:family="paragraph" style:parent-style-name="No_20_Spacing">
      <style:paragraph-properties fo:line-height="90%"/>
      <style:text-properties fo:color="#484848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8" style:family="paragraph" style:parent-style-name="No_20_Spacing">
      <style:text-properties fo:color="#484848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9" style:family="paragraph" style:parent-style-name="No_20_Spacing">
      <style:text-properties fo:color="#484848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10" style:family="paragraph" style:parent-style-name="No_20_Spacing">
      <style:text-properties fo:color="#484848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11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12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13" style:family="paragraph" style:parent-style-name="No_20_Spacing">
      <style:text-properties fo:color="#89c63f" style:font-name="Oswald" fo:font-size="12pt" officeooo:paragraph-rsid="0063feff" style:font-size-asian="12pt" style:font-name-complex="Open Sans" style:font-size-complex="12pt"/>
    </style:style>
    <style:style style:name="P14" style:family="paragraph" style:parent-style-name="Footer">
      <style:paragraph-properties fo:line-height="115%" fo:text-align="center" style:justify-single-word="false"/>
      <style:text-properties fo:color="#ffffff" style:font-name="Lato" fo:font-size="9pt" officeooo:paragraph-rsid="0062dc1a" style:font-size-asian="9pt" style:font-size-complex="9pt"/>
    </style:style>
    <style:style style:name="P15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P16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P17" style:family="paragraph" style:parent-style-name="Frame_20_contents">
      <style:paragraph-properties fo:text-align="end" style:justify-single-word="false"/>
      <style:text-properties fo:color="#73c044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P18" style:family="paragraph" style:parent-style-name="Header">
      <style:text-properties officeooo:rsid="008da3b9" officeooo:paragraph-rsid="008da3b9"/>
    </style:style>
    <style:style style:name="P19" style:family="paragraph" style:parent-style-name="Standard">
      <style:paragraph-properties fo:text-align="start" style:justify-single-word="false"/>
      <style:text-properties fo:color="#77787b" style:font-name="Lato" fo:font-size="9pt" officeooo:rsid="0041d08e" officeooo:paragraph-rsid="0080c36a" style:font-size-asian="9pt" style:font-size-complex="9pt"/>
    </style:style>
    <style:style style:name="P20" style:family="paragraph" style:parent-style-name="Standard">
      <style:text-properties style:font-name="Oswald" fo:font-size="11pt" officeooo:paragraph-rsid="005c88e2" style:font-size-asian="11pt" style:font-size-complex="11pt"/>
    </style:style>
    <style:style style:name="P21" style:family="paragraph" style:parent-style-name="Standard">
      <style:text-properties style:font-name="Oswald" fo:font-size="10pt" officeooo:rsid="006d34d0" officeooo:paragraph-rsid="0063feff" style:font-size-asian="10pt" style:font-size-complex="10pt"/>
    </style:style>
    <style:style style:name="P22" style:family="paragraph" style:parent-style-name="Standard">
      <style:text-properties style:font-name="Lato"/>
    </style:style>
    <style:style style:name="P23" style:family="paragraph" style:parent-style-name="Standard">
      <style:text-properties style:font-name="Lato" fo:font-size="9pt" style:font-size-asian="9pt" style:font-size-complex="9pt"/>
    </style:style>
    <style:style style:name="P24" style:family="paragraph" style:parent-style-name="Standard">
      <style:text-properties style:font-name="Lato" fo:font-size="9pt" officeooo:rsid="0041d08e" officeooo:paragraph-rsid="0037e910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color="#77787b" style:font-name="Lato" fo:font-size="9pt" officeooo:rsid="0041d08e" officeooo:paragraph-rsid="0080c36a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color="#ffffff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Lato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style:font-name="Lato" fo:font-size="11pt" fo:font-weight="bold" officeooo:rsid="003361b3" officeooo:paragraph-rsid="0056b1e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style:font-name="Lato"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Lato" fo:font-size="9pt" officeooo:paragraph-rsid="00768200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paragraph-rsid="0077bfbc"/>
    </style:style>
    <style:style style:name="P34" style:family="paragraph" style:parent-style-name="Table_20_Contents">
      <style:paragraph-properties fo:text-align="start" style:justify-single-word="false"/>
      <style:text-properties officeooo:paragraph-rsid="0056b1ee"/>
    </style:style>
    <style:style style:name="P35" style:family="paragraph" style:parent-style-name="Table_20_Contents">
      <style:paragraph-properties fo:text-align="start" style:justify-single-word="false"/>
      <style:text-properties officeooo:paragraph-rsid="0080c36a"/>
    </style:style>
    <style:style style:name="P36" style:family="paragraph" style:parent-style-name="Table_20_Contents">
      <style:text-properties style:font-name="Lato"/>
    </style:style>
    <style:style style:name="P37" style:family="paragraph" style:parent-style-name="Table_20_Contents">
      <style:paragraph-properties fo:text-align="start" style:justify-single-word="false"/>
      <style:text-properties style:font-name="Lato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Lato"/>
    </style:style>
    <style:style style:name="P39" style:family="paragraph" style:parent-style-name="Table_20_Contents">
      <style:paragraph-properties fo:text-align="end" style:justify-single-word="false"/>
      <style:text-properties style:font-name="Lato" fo:font-size="9pt" fo:font-weight="bold" officeooo:rsid="007ce757" officeooo:paragraph-rsid="007ce75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ato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officeooo:paragraph-rsid="007d6396"/>
    </style:style>
    <style:style style:name="P42" style:family="paragraph" style:parent-style-name="Table_20_Contents">
      <style:paragraph-properties fo:text-align="end" style:justify-single-word="false"/>
      <style:text-properties fo:color="#77c144" style:font-name="Lato" fo:font-size="9pt" fo:font-weight="bold" officeooo:rsid="007d6396" officeooo:paragraph-rsid="007d639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77c144" style:font-name="Lato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27af4a" fo:font-size="9pt" fo:font-weight="bold" officeooo:paragraph-rsid="0080c36a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color="#666666" style:font-name="Lato"/>
    </style:style>
    <style:style style:name="P46" style:family="paragraph" style:parent-style-name="Table_20_Contents">
      <style:paragraph-properties fo:text-align="end" style:justify-single-word="false"/>
      <style:text-properties fo:color="#666666" style:font-name="Lato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Lato"/>
    </style:style>
    <style:style style:name="P48" style:family="paragraph" style:parent-style-name="Table_20_Contents">
      <style:paragraph-properties fo:text-align="start" style:justify-single-word="false"/>
      <style:text-properties fo:color="#666666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color="#666666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style:font-name="La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color="#666666" style:font-name="La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rsid="0080c36a" officeooo:paragraph-rsid="0080c36a" style:font-size-asian="9pt" style:font-size-complex="9pt"/>
    </style:style>
    <style:style style:name="T1" style:family="text">
      <style:text-properties style:font-name="Oswald" fo:font-size="10pt" officeooo:rsid="0041d08e" style:font-size-asian="10pt" style:font-size-complex="10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size="10pt" officeooo:rsid="0041d08e" style:font-size-asian="10pt" style:font-size-complex="10pt"/>
    </style:style>
    <style:style style:name="T5" style:family="text">
      <style:text-properties officeooo:rsid="0056b1ee"/>
    </style:style>
    <style:style style:name="T6" style:family="text">
      <style:text-properties officeooo:rsid="00661162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ato" fo:font-size="9pt" officeooo:rsid="00768200" style:font-size-asian="9pt" style:font-size-complex="9pt"/>
    </style:style>
    <style:style style:name="T10" style:family="text">
      <style:text-properties style:font-name="Lato" fo:font-size="9pt" officeooo:rsid="0077bfbc" style:font-size-asian="9pt" style:font-size-complex="9pt"/>
    </style:style>
    <style:style style:name="T11" style:family="text">
      <style:text-properties style:font-name="Lato" fo:font-size="9pt" officeooo:rsid="007c2ed3" style:font-size-asian="9pt" style:font-size-complex="9pt"/>
    </style:style>
    <style:style style:name="T12" style:family="text">
      <style:text-properties style:font-name="Lato" fo:font-size="9pt" officeooo:rsid="007f39c2" style:font-size-asian="9pt" style:font-size-complex="9pt"/>
    </style:style>
    <style:style style:name="T13" style:family="text">
      <style:text-properties style:font-name="Lato" fo:font-size="9pt" officeooo:rsid="0080c36a" style:font-size-asian="9pt" style:font-size-complex="9pt"/>
    </style:style>
    <style:style style:name="T14" style:family="text">
      <style:text-properties style:font-name="Lato" fo:font-size="9pt" officeooo:rsid="0041d08e" style:font-size-asian="9pt" style:font-size-complex="9pt"/>
    </style:style>
    <style:style style:name="T15" style:family="text">
      <style:text-properties style:font-name="Lato" fo:font-size="9pt" fo:font-weight="normal" officeooo:rsid="0080c36a" style:font-size-asian="9pt" style:font-weight-asian="normal" style:font-size-complex="9pt" style:font-weight-complex="normal"/>
    </style:style>
    <style:style style:name="T16" style:family="text">
      <style:text-properties style:font-name="Lato" officeooo:rsid="007f39c2"/>
    </style:style>
    <style:style style:name="T17" style:family="text">
      <style:text-properties style:font-name="Lato" fo:font-weight="normal" style:font-weight-asian="normal" style:font-weight-complex="normal"/>
    </style:style>
    <style:style style:name="T18" style:family="text">
      <style:text-properties style:font-name="Lato" fo:font-weight="normal" officeooo:rsid="0080c36a" style:font-weight-asian="normal" style:font-weight-complex="normal"/>
    </style:style>
    <style:style style:name="T19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ato" fo:font-size="10pt" fo:font-weight="normal" officeooo:rsid="0080c36a" style:font-size-asian="10pt" style:font-weight-asian="normal" style:font-size-complex="10pt" style:font-weight-complex="normal"/>
    </style:style>
    <style:style style:name="T21" style:family="text">
      <style:text-properties style:font-name="Lato" fo:font-size="10pt" officeooo:rsid="007f39c2" style:font-size-asian="10pt" style:font-size-complex="10pt"/>
    </style:style>
    <style:style style:name="T22" style:family="text">
      <style:text-properties style:font-name="Lato" fo:font-size="10pt" officeooo:rsid="0041d08e" style:font-size-asian="10pt" style:font-size-complex="10pt"/>
    </style:style>
    <style:style style:name="T23" style:family="text">
      <style:text-properties style:font-name="Lato" fo:font-size="10pt" officeooo:rsid="0080c36a" style:font-size-asian="10pt" style:font-size-complex="10pt"/>
    </style:style>
    <style:style style:name="T24" style:family="text">
      <style:text-properties style:font-name="Lato" officeooo:rsid="0080c36a"/>
    </style:style>
    <style:style style:name="T25" style:family="text">
      <style:text-properties style:font-name="Lato" officeooo:rsid="0041d08e"/>
    </style:style>
    <style:style style:name="T26" style:family="text">
      <style:text-properties fo:color="#77c144" style:font-name="Lato" fo:font-size="10pt" fo:font-weight="bold" officeooo:rsid="009c0e4c" style:font-size-asian="10pt" style:font-weight-asian="bold" style:font-size-complex="10pt" style:font-weight-complex="bold"/>
    </style:style>
    <style:style style:name="T27" style:family="text">
      <style:text-properties fo:color="#77c144" style:font-name="Lato" fo:font-weight="bold" officeooo:rsid="009c0e4c" style:font-weight-asian="bold" style:font-weight-complex="bold"/>
    </style:style>
    <style:style style:name="T28" style:family="text">
      <style:text-properties fo:color="#77c144" style:font-name="Lato" fo:font-size="9pt" fo:font-weight="bold" officeooo:rsid="009c0e4c" style:font-size-asian="9pt" style:font-weight-asian="bold" style:font-size-complex="9pt" style:font-weight-complex="bold"/>
    </style:style>
    <style:style style:name="T29" style:family="text">
      <style:text-properties fo:color="#27af4a" style:font-name="Lato" fo:font-size="10pt" fo:font-weight="bold" officeooo:rsid="0080c36a" style:font-size-asian="10pt" style:font-weight-asian="bold" style:font-size-complex="10pt" style:font-weight-complex="bold"/>
    </style:style>
    <style:style style:name="T30" style:family="text">
      <style:text-properties fo:color="#27af4a" style:font-name="Lato" fo:font-weight="bold" officeooo:rsid="0080c36a" style:font-weight-asian="bold" style:font-weight-complex="bold"/>
    </style:style>
    <style:style style:name="T31" style:family="text">
      <style:text-properties fo:color="#27af4a" style:font-name="Lato" fo:font-size="9pt" fo:font-weight="bold" officeooo:rsid="0080c36a" style:font-size-asian="9pt" style:font-weight-asian="bold" style:font-size-complex="9pt" style:font-weight-complex="bold"/>
    </style:style>
    <style:style style:name="T32" style:family="text">
      <style:text-properties fo:color="#27af4a" fo:font-weight="bold" style:font-weight-asian="bold" style:font-weight-complex="bold"/>
    </style:style>
    <style:style style:name="T33" style:family="text">
      <style:text-properties fo:color="#27af4a" fo:font-weight="bold" officeooo:rsid="00821866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  <text:user-field-decl office:value-type="string" office:string-value="display_address_without_company_line" text:name="py3o.o.partner_id.display_address_without_company_line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footer_line_abbr" text:name="py3o.o.company_id.footer_line_abbr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26">DESCRIPTION</text:p>
            </table:table-cell>
            <table:table-cell table:style-name="Table2.B1" office:value-type="string">
              <text:p text:style-name="P27">QTY</text:p>
            </table:table-cell>
            <table:table-cell table:style-name="Table2.B1" office:value-type="string">
              <text:p text:style-name="P28">U. PRICE</text:p>
            </table:table-cell>
            <table:table-cell table:style-name="Table2.B1" office:value-type="string">
              <text:p text:style-name="P28">TAXES</text:p>
            </table:table-cell>
            <table:table-cell table:style-name="Table2.B1" office:value-type="string">
              <text:p text:style-name="P28">PRICE</text:p>
            </table:table-cell>
          </table:table-row>
        </table:table-header-rows>
        <table:table-row>
          <table:table-cell table:style-name="Table2.A2" office:value-type="string">
            <text:p text:style-name="P32"><text:a xlink:type="simple" xlink:href="py3o://for=%22line_count,%20line%20in%20enumerate(o.invoice_line_ids,%201)%22" text:style-name="Internet_20_link" text:visited-style-name="Visited_20_Internet_20_Link"><text:span text:style-name="T9">for="line_count, line in enumerate(o.invoice_line_ids, 1)"</text:span></text:a></text:p>
          </table:table-cell>
          <table:table-cell table:style-name="Table2.B2" office:value-type="string">
            <text:p text:style-name="P36"/>
          </table:table-cell>
          <table:table-cell table:style-name="Table2.C2" office:value-type="string">
            <text:p text:style-name="P38"/>
          </table:table-cell>
          <table:table-cell table:style-name="Table2.D2" office:value-type="string">
            <text:p text:style-name="P38"/>
          </table:table-cell>
          <table:table-cell table:style-name="Table2.E2" office:value-type="string">
            <text:p text:style-name="P38"/>
          </table:table-cell>
        </table:table-row>
        <table:table-row table:style-name="Table2.3">
          <table:table-cell table:style-name="Table2.A3" office:value-type="string">
            <text:p text:style-name="Standard"><text:a xlink:type="simple" xlink:href="py3o://if=%22line_count%252==1%22" text:style-name="Internet_20_link" text:visited-style-name="Visited_20_Internet_20_Link"><text:span text:style-name="T11">if="line_count%2==1"</text:span></text:a></text:p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/>
          </table:table-cell>
          <table:table-cell table:style-name="Table2.D3" office:value-type="string">
            <text:p text:style-name="P22"/>
          </table:table-cell>
          <table:table-cell table:style-name="Table2.E3" office:value-type="string">
            <text:p text:style-name="P22"/>
          </table:table-cell>
        </table:table-row>
        <table:table-row table:style-name="Table2.4">
          <table:table-cell table:style-name="Table2.A4" office:value-type="string">
            <text:p text:style-name="P31"><text:span text:style-name="T8"><text:user-field-get text:name="py3o.line.product_id.name">line.product_id.name</text:user-field-get></text:span></text:p>
            <text:p text:style-name="P48"><text:user-field-get text:name="py3o.line.bf_name">line.bf_name</text:user-field-get></text:p>
          </table:table-cell>
          <table:table-cell table:style-name="Table2.B4" office:value-type="string">
            <text:p text:style-name="P49"><text:user-field-get text:name="py3o.line.bf_quantity">qty</text:user-field-get></text:p>
          </table:table-cell>
          <table:table-cell table:style-name="Table2.C4" office:value-type="string">
            <text:p text:style-name="P50"><text:user-field-get text:name="py3o.line.bf_price_unit">price_unit</text:user-field-get></text:p>
          </table:table-cell>
          <table:table-cell table:style-name="Table2.D4" office:value-type="string">
            <text:p text:style-name="P51"><text:user-field-get text:name="py3o.line.bf_invoice_line_tax_ids">tax</text:user-field-get></text:p>
          </table:table-cell>
          <table:table-cell table:style-name="Table2.E4" office:value-type="string">
            <text:p text:style-name="P50"><text:user-field-get text:name="py3o.line.bf_price_subtotal">subtotal</text:user-field-get></text:p>
          </table:table-cell>
        </table:table-row>
        <table:table-row>
          <table:table-cell table:style-name="Table2.A5" office:value-type="string">
            <text:p text:style-name="P32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e2.B5" office:value-type="string">
            <text:p text:style-name="P45"/>
          </table:table-cell>
          <table:table-cell table:style-name="Table2.C9" office:value-type="string">
            <text:p text:style-name="P46"/>
          </table:table-cell>
          <table:table-cell table:style-name="Table2.D5" office:value-type="string">
            <text:p text:style-name="P47"/>
          </table:table-cell>
          <table:table-cell table:style-name="Table2.E5" office:value-type="string">
            <text:p text:style-name="P46"/>
          </table:table-cell>
        </table:table-row>
        <table:table-row>
          <table:table-cell table:style-name="Table2.A6" office:value-type="string">
            <text:p text:style-name="P33"><text:a xlink:type="simple" xlink:href="py3o://if=%22line_count%252==0%22" text:style-name="Internet_20_link" text:visited-style-name="Visited_20_Internet_20_Link"><text:span text:style-name="T11">if="line_count%2==0"</text:span></text:a></text:p>
          </table:table-cell>
          <table:table-cell table:style-name="Table2.B6" office:value-type="string">
            <text:p text:style-name="P45"/>
          </table:table-cell>
          <table:table-cell table:style-name="Table2.C9" office:value-type="string">
            <text:p text:style-name="P46"/>
          </table:table-cell>
          <table:table-cell table:style-name="Table2.D6" office:value-type="string">
            <text:p text:style-name="P47"/>
          </table:table-cell>
          <table:table-cell table:style-name="Table2.E6" office:value-type="string">
            <text:p text:style-name="P46"/>
          </table:table-cell>
        </table:table-row>
        <table:table-row table:style-name="Table2.7">
          <table:table-cell table:style-name="Table2.A7" office:value-type="string">
            <text:p text:style-name="P31"><text:span text:style-name="T8"><text:user-field-get text:name="py3o.line.product_id.name">line.product_id.name</text:user-field-get></text:span></text:p>
            <text:p text:style-name="P48"><text:user-field-get text:name="py3o.line.bf_name">line.bf_name</text:user-field-get></text:p>
          </table:table-cell>
          <table:table-cell table:style-name="Table2.B7" office:value-type="string">
            <text:p text:style-name="P49"><text:user-field-get text:name="py3o.line.bf_quantity">qty</text:user-field-get></text:p>
          </table:table-cell>
          <table:table-cell table:style-name="Table2.B7" office:value-type="string">
            <text:p text:style-name="P50"><text:user-field-get text:name="py3o.line.bf_price_unit">price_unit</text:user-field-get></text:p>
          </table:table-cell>
          <table:table-cell table:style-name="Table2.B7" office:value-type="string">
            <text:p text:style-name="P51"><text:user-field-get text:name="py3o.line.bf_invoice_line_tax_ids">tax</text:user-field-get></text:p>
          </table:table-cell>
          <table:table-cell table:style-name="Table2.B7" office:value-type="string">
            <text:p text:style-name="P50"><text:user-field-get text:name="py3o.line.bf_price_subtotal">subtotal</text:user-field-get></text:p>
          </table:table-cell>
        </table:table-row>
        <table:table-row>
          <table:table-cell table:style-name="Table2.A8" office:value-type="string">
            <text:p text:style-name="P32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e2.B8" office:value-type="string">
            <text:p text:style-name="P36"/>
          </table:table-cell>
          <table:table-cell table:style-name="Table2.C9" office:value-type="string">
            <text:p text:style-name="P38"/>
          </table:table-cell>
          <table:table-cell table:style-name="Table2.D8" office:value-type="string">
            <text:p text:style-name="P38"/>
          </table:table-cell>
          <table:table-cell table:style-name="Table2.E8" office:value-type="string">
            <text:p text:style-name="P38"/>
          </table:table-cell>
        </table:table-row>
        <table:table-row>
          <table:table-cell table:style-name="Table2.A9" office:value-type="string">
            <text:p text:style-name="P32"><text:a xlink:type="simple" xlink:href="py3o:///for" text:style-name="Internet_20_link" text:visited-style-name="Visited_20_Internet_20_Link"><text:span text:style-name="T10">for</text:span></text:a></text:p>
          </table:table-cell>
          <table:table-cell table:style-name="Table2.B9" office:value-type="string">
            <text:p text:style-name="P36"/>
          </table:table-cell>
          <table:table-cell table:style-name="Table2.C9" office:value-type="string">
            <text:p text:style-name="P38"/>
          </table:table-cell>
          <table:table-cell table:style-name="Table2.D9" office:value-type="string">
            <text:p text:style-name="P38"/>
          </table:table-cell>
          <table:table-cell table:style-name="Table2.E9" office:value-type="string">
            <text:p text:style-name="P38"/>
          </table:table-cell>
        </table:table-row>
        <table:table-row table:style-name="Table2.10">
          <table:table-cell table:style-name="Table2.A10" table:number-rows-spanned="5" office:value-type="string">
            <text:p text:style-name="P35"><text:span text:style-name="T31">Payment method:</text:span></text:p>
            <text:p text:style-name="P52"><text:span text:style-name="T18">C</text:span><text:span text:style-name="T17">heque, Paypal, WesternUnion, Payonner, MasterCard</text:span></text:p>
            <text:p text:style-name="P34"><text:a xlink:type="simple" xlink:href="py3o://if=%22o.payment_term_id%22" text:style-name="Internet_20_link" text:visited-style-name="Visited_20_Internet_20_Link"><text:span text:style-name="T15">if="o.payment_term_id"</text:span></text:a></text:p>
            <text:p text:style-name="P44"><text:span text:style-name="T24">Payment </text:span><text:span text:style-name="T16">T</text:span><text:span text:style-name="T24">erms:</text:span></text:p>
            <text:p text:style-name="P19"><text:span text:style-name="T7"><text:user-field-get text:name="py3o.o.payment_term_id.bf_note">payment_term_id.bf_note</text:user-field-get></text:span></text:p>
            <text:p text:style-name="P34"><text:a xlink:type="simple" xlink:href="py3o:///if" text:style-name="Internet_20_link" text:visited-style-name="Visited_20_Internet_20_Link"><text:span text:style-name="T12">if</text:span></text:a></text:p>
          </table:table-cell>
          <table:table-cell table:style-name="Table2.B10" table:number-columns-spanned="3" office:value-type="string">
            <text:p text:style-name="P39">Sub Total</text:p>
          </table:table-cell>
          <table:covered-table-cell/>
          <table:covered-table-cell/>
          <table:table-cell table:style-name="Table2.E10" office:value-type="string">
            <text:p text:style-name="P40"><text:user-field-get text:name="py3o.o.bf_amount_untaxed">amount_untaxed</text:user-field-get></text:p>
          </table:table-cell>
        </table:table-row>
        <table:table-row table:style-name="Table2.13">
          <table:covered-table-cell/>
          <table:table-cell table:style-name="Table2.B11" table:number-columns-spanned="3" office:value-type="string">
            <text:p text:style-name="P41"><text:a xlink:type="simple" xlink:href="py3o://for=%22tline%20in%20data.tax_amount_by_group%22" text:style-name="Internet_20_link" text:visited-style-name="Visited_20_Internet_20_Link"><text:span text:style-name="T28">for="tline in data.tax_amount_by_group"</text:span></text:a></text:p>
          </table:table-cell>
          <table:covered-table-cell/>
          <table:covered-table-cell/>
          <table:table-cell table:style-name="Table2.E11" office:value-type="string">
            <text:p text:style-name="P43"/>
          </table:table-cell>
        </table:table-row>
        <table:table-row table:style-name="Table2.13">
          <table:covered-table-cell/>
          <table:table-cell table:style-name="Table2.B12" table:number-columns-spanned="3" office:value-type="string">
            <text:p text:style-name="P42"><text:user-field-get text:name="py3o.tline.tax_name">tax_name</text:user-field-get><text:s/><text:user-field-get text:name="py3o.tline.amount">amount</text:user-field-get></text:p>
          </table:table-cell>
          <table:covered-table-cell/>
          <table:covered-table-cell/>
          <table:table-cell table:style-name="Table2.E12" office:value-type="string">
            <text:p text:style-name="P43"><text:user-field-get text:name="py3o.tline.tax">tax</text:user-field-get></text:p>
          </table:table-cell>
        </table:table-row>
        <table:table-row table:style-name="Table2.13">
          <table:covered-table-cell/>
          <table:table-cell table:style-name="Table2.B13" table:number-columns-spanned="3" office:value-type="string">
            <text:p text:style-name="P41"><text:a xlink:type="simple" xlink:href="py3o:///for" text:style-name="Internet_20_link" text:visited-style-name="Visited_20_Internet_20_Link"><text:span text:style-name="T28">for</text:span></text:a></text:p>
          </table:table-cell>
          <table:covered-table-cell/>
          <table:covered-table-cell/>
          <table:table-cell table:style-name="Table2.E13" office:value-type="string">
            <text:p text:style-name="P43"/>
          </table:table-cell>
        </table:table-row>
        <table:table-row table:style-name="Table2.14">
          <table:covered-table-cell/>
          <table:table-cell table:style-name="Table2.B14" table:number-columns-spanned="3" office:value-type="string">
            <text:p text:style-name="P29"><text:span text:style-name="T5">GRAND </text:span>TOTAL</text:p>
          </table:table-cell>
          <table:covered-table-cell/>
          <table:covered-table-cell/>
          <table:table-cell table:style-name="Table2.E14" office:value-type="string">
            <text:p text:style-name="P30"><text:user-field-get text:name="py3o.o.bf_amount_total">bf_amount_total</text:user-field-get></text:p>
          </table:table-cell>
        </table:table-row>
      </table:table>
      <text:p text:style-name="P2"><text:a xlink:type="simple" xlink:href="py3o://if=%22o.comment%22" text:style-name="Internet_20_link" text:visited-style-name="Visited_20_Internet_20_Link"><text:span text:style-name="T13">if="o.comment"</text:span></text:a></text:p>
      <text:p text:style-name="P24"/>
      <text:p text:style-name="P25"><text:span text:style-name="T32">Terms </text:span><text:span text:style-name="T33">&amp; Conditions/Note</text:span><text:span text:style-name="T32">:</text:span> <text:span text:style-name="T7"><text:user-field-get text:name="py3o.o.bf_comment">bf_comment</text:user-field-get></text:span></text:p>
      <text:p text:style-name="P3"><text:a xlink:type="simple" xlink:href="py3o:///if" text:style-name="Internet_20_link" text:visited-style-name="Visited_20_Internet_20_Link"><text:span text:style-name="T14">if</text:span></text:a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swald" svg:font-family="Oswal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da3b9" officeooo:paragraph-rsid="008da3b9"/>
    </style:style>
    <style:style style:name="MP2" style:family="paragraph" style:parent-style-name="Frame_20_contents">
      <style:paragraph-properties fo:text-align="end" style:justify-single-word="false"/>
      <style:text-properties fo:color="#73c044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M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M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MP5" style:family="paragraph" style:parent-style-name="Footer">
      <style:paragraph-properties fo:line-height="115%" fo:text-align="center" style:justify-single-word="false"/>
      <style:text-properties fo:color="#ffffff" style:font-name="Lato" fo:font-size="9pt" officeooo:paragraph-rsid="0062dc1a" style:font-size-asian="9pt" style:font-size-complex="9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8cm" fo:margin-left="0cm" fo:margin-right="0cm" fo:margin-bottom="5.00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display_address_without_company_line" text:name="py3o.o.partner_id.display_address_without_company_line"/>
          <text:user-field-decl office:value-type="string" office:string-value="partner_id.display_name" text:name="py3o.o.partner_id.display_name"/>
        </text:user-field-decls>
        <text:p text:style-name="MP1"><draw:frame draw:style-name="Mfr1" draw:name="Frame1" text:anchor-type="paragraph" svg:x="10.832cm" svg:y="3.84cm" svg:width="8.244cm" draw:z-index="0"><draw:text-box fo:min-height="3.902cm"><text:p text:style-name="MP2">INVOICE</text:p><text:p text:style-name="MP3">Invoice Date: <text:user-field-get text:name="py3o.o.bf_date_due">date_due</text:user-field-get></text:p><text:p text:style-name="MP3">Invoice # <text:user-field-get text:name="py3o.o.bf_number">bf_number</text:user-field-get></text:p><text:p text:style-name="MP3"/><text:p text:style-name="MP3">Invoce to</text:p><text:p text:style-name="MP4"><text:user-field-get text:name="py3o.o.partner_id.display_name">partner_id.display_name</text:user-field-get></text:p><text:p text:style-name="MP3"><text:user-field-get text:name="py3o.o.partner_id.display_address_without_company_line">display_address_without_company_line</text:user-field-get></text:p></draw:text-box></draw:frame><draw:frame draw:style-name="Mfr2" draw:name="Image3" text:anchor-type="char" svg:x="1.277cm" svg:y="1.961cm" svg:width="5.775cm" svg:height="3.304cm" draw:z-index="2"><draw:image xlink:href="Pictures/10000201000002460000014DC47B36F20BDD2464.png" xlink:type="simple" xlink:show="embed" xlink:actuate="onLoad" loext:mime-type="image/png"/></draw:frame><draw:frame draw:style-name="Mfr3" draw:name="Image1" text:anchor-type="char" svg:x="-1.367cm" svg:y="-1cm" svg:width="21.001cm" svg:height="8.839cm" draw:z-index="1"><draw:image xlink:href="Pictures/100002010000039000000180C7B4822A057D455E.png" xlink:type="simple" xlink:show="embed" xlink:actuate="onLoad" loext:mime-type="image/png"/></draw:frame></text:p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</text:user-field-decls>
        <text:p text:style-name="MP5"><draw:frame draw:style-name="Mfr3" draw:name="Image2" text:anchor-type="char" svg:x="-1cm" svg:y="-0.344cm" svg:width="21.001cm" svg:height="2.699cm" draw:z-index="3"><draw:image xlink:href="Pictures/10000000000004D30000007DFC7006A8D169C8E7.png" xlink:type="simple" xlink:show="embed" xlink:actuate="onLoad" loext:mime-type="image/png"/></draw:frame><text:user-field-get text:name="py3o.o.company_id.footer_line_abbr">footer_line_abbr</text:user-field-get></text:p>
        <text:p text:style-name="MP5"><text:user-field-get text:name="py3o.o.company_id.bf_report_footer">bf_report_footer</text:user-field-get></text:p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05T23:55:25.382555162</meta:creation-date>
    <meta:generator>LibreOffice/6.4.3.2$Linux_X86_64 LibreOffice_project/747b5d0ebf89f41c860ec2a39efd7cb15b54f2d8</meta:generator>
    <dc:date>2020-05-10T22:15:32.705207921</dc:date>
    <meta:editing-duration>PT18H33M30S</meta:editing-duration>
    <meta:editing-cycles>117</meta:editing-cycles>
    <meta:document-statistic meta:table-count="1" meta:image-count="3" meta:object-count="0" meta:page-count="1" meta:paragraph-count="49" meta:word-count="73" meta:character-count="695" meta:non-whitespace-character-count="671"/>
  </office:meta>
</office:document-meta>
</file>